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5.378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4.434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ro3" style:family="table-row">
      <style:table-row-properties style:row-height="1.145cm" fo:break-before="auto" style:use-optimal-row-height="false"/>
    </style:style>
    <style:style style:name="ro4" style:family="table-row">
      <style:table-row-properties style:row-height="1.023cm" fo:break-before="auto" style:use-optimal-row-height="true"/>
    </style:style>
    <style:style style:name="ro5" style:family="table-row">
      <style:table-row-properties style:row-height="1.499cm" fo:break-before="auto" style:use-optimal-row-height="true"/>
    </style:style>
    <style:style style:name="ro6" style:family="table-row">
      <style:table-row-properties style:row-height="1.025cm" fo:break-before="auto" style:use-optimal-row-height="true"/>
    </style:style>
    <style:style style:name="ro7" style:family="table-row">
      <style:table-row-properties style:row-height="1.457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8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b2b2b2" fo:wrap-option="wrap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41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1">
      <style:table-cell-properties fo:wrap-option="wrap"/>
      <style:text-properties fo:font-size="12pt" style:font-size-asian="12pt" style:font-size-complex="12pt"/>
    </style:style>
    <style:style style:name="ce15" style:family="table-cell" style:parent-style-name="Default" style:data-style-name="N41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16" style:family="table-cell" style:parent-style-name="Default" style:data-style-name="N44">
      <style:table-cell-properties fo:wrap-option="wrap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wrap-option="wrap"/>
      <style:text-properties fo:font-size="12pt" style:font-size-asian="12pt" style:font-size-complex="12pt"/>
    </style:style>
    <style:style style:name="ce18" style:family="table-cell" style:parent-style-name="Default" style:data-style-name="N44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19" style:family="table-cell" style:parent-style-name="Default" style:data-style-name="N11">
      <style:table-cell-properties fo:wrap-option="wrap"/>
      <style:text-properties fo:font-size="12pt" style:font-size-asian="12pt" style:font-size-complex="12pt"/>
    </style:style>
    <style:style style:name="ce20" style:family="table-cell" style:parent-style-name="Default" style:data-style-name="N11">
      <style:table-cell-properties fo:background-color="#ffffff" fo:wrap-option="wrap" fo:border="0.06pt solid #000000"/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>
          <table:table-cell table:style-name="ce8" table:number-columns-repeated="2"/>
          <table:table-cell table:style-name="ce13" table:formula="of:=SUM([.C3:.C122])" office:value-type="time" office:time-value="PT09H40M00S" calcext:value-type="time">
            <text:p>09:40:00</text:p>
          </table:table-cell>
          <table:table-cell table:style-name="ce13" table:formula="of:=SUM([.D3:.D41])" office:value-type="time" office:time-value="PT04H37M04S" calcext:value-type="time">
            <text:p>04:37:04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8" office:value-type="string" calcext:value-type="string">
            <text:p>Taches</text:p>
          </table:table-cell>
          <table:table-cell table:style-name="ce8" office:value-type="string" calcext:value-type="string">
            <text:p>Sous Taches</text:p>
          </table:table-cell>
          <table:table-cell table:style-name="ce8" office:value-type="string" calcext:value-type="string">
            <text:p>Estimation</text:p>
          </table:table-cell>
          <table:table-cell table:style-name="ce8" office:value-type="string" calcext:value-type="string">
            <text:p>Temps passé</text:p>
          </table:table-cell>
          <table:table-cell table:style-name="ce8" office:value-type="string" calcext:value-type="string">
            <text:p>Reste à faire</text:p>
          </table:table-cell>
          <table:table-cell table:style-name="ce8" office:value-type="string" calcext:value-type="string">
            <text:p>Avanc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</text:p>
          </table:table-cell>
          <table:table-cell office:value-type="string" calcext:value-type="string">
            <text:p>Base de donnees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28M00S" calcext:value-type="time">
            <text:p>00:28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]/([.D3]+[.E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ches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6" table:formula="of:=[.G4]-[.H4]" office:value-type="time" office:time-value="PT00H33M34S" calcext:value-type="time">
            <text:p>00:33:34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]/([.D4]+[.E4])" office:value-type="percentage" office:value="1" calcext:value-type="percentage">
            <text:p>100,00 %</text:p>
          </table:table-cell>
          <table:table-cell table:style-name="ce14" office:value-type="time" office:time-value="PT00H40M00S" calcext:value-type="time">
            <text:p>00:40:00</text:p>
          </table:table-cell>
          <table:table-cell table:style-name="ce14" office:value-type="time" office:time-value="PT00H06M26S" calcext:value-type="time">
            <text:p>00:06: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paration server</text:p>
          </table:table-cell>
          <table:table-cell office:value-type="string" calcext:value-type="string">
            <text:p>dependance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5]-[.H5]" office:value-type="time" office:time-value="PT00H02M15S" calcext:value-type="time">
            <text:p>00:02:15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5]/([.D5]+[.E5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7M45S" calcext:value-type="time">
            <text:p>00:07:4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lution view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6]-[.D6]" office:value-type="time" office:time-value="PT00H00M00S" calcext:value-type="time">
            <text:p>00:00:00</text:p>
          </table:table-cell>
          <table:table-cell table:style-name="ce19" table:formula="of:=[.D6]/([.D6]+[.E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gin page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7]-[.D7]" office:value-type="time" office:time-value="PT00H00M00S" calcext:value-type="time">
            <text:p>00:00:00</text:p>
          </table:table-cell>
          <table:table-cell table:style-name="ce19" table:formula="of:=[.D7]/([.D7]+[.E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base </text:p>
          </table:table-cell>
          <table:table-cell office:value-type="string" calcext:value-type="string">
            <text:p>tabl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8]-[.D8]" office:value-type="time" office:time-value="PT00H00M00S" calcext:value-type="time">
            <text:p>00:00:00</text:p>
          </table:table-cell>
          <table:table-cell table:style-name="ce19" table:formula="of:=[.D8]/([.D8]+[.E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models App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9]-[.G9]" office:value-type="time" office:time-value="PT00H01M37S" calcext:value-type="time">
            <text:p>00:01:37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9]/([.D9]+[.E9])" office:value-type="percentage" office:value="1" calcext:value-type="percentage">
            <text:p>100,00 %</text:p>
          </table:table-cell>
          <table:table-cell table:style-name="ce14" office:value-type="time" office:time-value="PT00H01M23S" calcext:value-type="time">
            <text:p>00:01:2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page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0]-[.G10]" office:value-type="time" office:time-value="PT00H01M58S" calcext:value-type="time">
            <text:p>00:01:58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0]/([.D10]+[.E10])" office:value-type="percentage" office:value="1" calcext:value-type="percentage">
            <text:p>100,00 %</text:p>
          </table:table-cell>
          <table:table-cell table:style-name="ce14" office:value-type="time" office:time-value="PT00H01M02S" calcext:value-type="time">
            <text:p>00:01: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check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1]/([.D11]+[.E1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12]-[.D12]" office:value-type="time" office:time-value="PT00H00M00S" calcext:value-type="time">
            <text:p>00:00:00</text:p>
          </table:table-cell>
          <table:table-cell table:style-name="ce19" table:formula="of:=[.D12]/([.D12]+[.E1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login Admin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13]-[.D13]" office:value-type="time" office:time-value="PT00H00M00S" calcext:value-type="time">
            <text:p>00:00:00</text:p>
          </table:table-cell>
          <table:table-cell table:style-name="ce19" table:formula="of:=[.D13]/([.D13]+[.E1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que Securite</text:p>
          </table:table-cell>
          <table:table-cell office:value-type="string" calcext:value-type="string">
            <text:p>implementation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6" table:formula="of:=[.G14]-[.H14]" office:value-type="time" office:time-value="PT00H01M26S" calcext:value-type="time">
            <text:p>00:01:26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4]/([.D14]+[.E14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gin Equipe</text:p>
          </table:table-cell>
          <table:table-cell office:value-type="string" calcext:value-type="string">
            <text:p>models equi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5]-[.G15]" office:value-type="time" office:time-value="PT00H01M38S" calcext:value-type="time">
            <text:p>00:01:38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5]/([.D15]+[.E15])" office:value-type="percentage" office:value="1" calcext:value-type="percentage">
            <text:p>100,00 %</text:p>
          </table:table-cell>
          <table:table-cell table:style-name="ce14" office:value-type="time" office:time-value="PT00H01M22S" calcext:value-type="time">
            <text:p>00:01:2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loginpag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G16]-[.H16]" office:value-type="time" office:time-value="PT00H01M40S" calcext:value-type="time">
            <text:p>00:01:4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6]/([.D16]+[.E16])" office:value-type="percentage" office:value="1" calcext:value-type="percentage">
            <text:p>100,00 %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20S" calcext:value-type="time">
            <text:p>00:03:2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ntroller check 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table:formula="of:=[.G17]-[.H17]" office:value-type="time" office:time-value="PT00H06M00S" calcext:value-type="time">
            <text:p>00:06:00</text:p>
          </table:table-cell>
          <table:table-cell table:style-name="ce14" table:formula="of:=[.C17]-[.D17]" office:value-type="time" office:time-value="-PT00H03M00S" calcext:value-type="time">
            <text:p>23:57:00</text:p>
          </table:table-cell>
          <table:table-cell table:style-name="ce19" table:formula="of:=[.D17]/([.D17]+[.E17])" office:value-type="percentage" office:value="2" calcext:value-type="percentage">
            <text:p>200,00 %</text:p>
          </table:table-cell>
          <table:table-cell table:style-name="ce14" office:value-type="time" office:time-value="PT00H06M00S" calcext:value-type="time">
            <text:p>00:06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6" table:formula="of:=[.C18]-[.D18]" office:value-type="time" office:time-value="PT00H00M00S" calcext:value-type="time">
            <text:p>00:00:00</text:p>
          </table:table-cell>
          <table:table-cell table:style-name="ce19" table:formula="of:=[.D18]/([.D18]+[.E18])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pes</text:p>
          </table:table-cell>
          <table:table-cell office:value-type="string" calcext:value-type="string">
            <text:p>models etapes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9]-[.G19]" office:value-type="time" office:time-value="PT00H01M45S" calcext:value-type="time">
            <text:p>00:01:45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9]/([.D19]+[.E19])" office:value-type="percentage" office:value="1" calcext:value-type="percentage">
            <text:p>100,00 %</text:p>
          </table:table-cell>
          <table:table-cell table:style-name="ce14" office:value-type="time" office:time-value="PT00H01M15S" calcext:value-type="time">
            <text:p>00:01: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page etape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0]-[.D20]" office:value-type="time" office:time-value="PT00H00M00S" calcext:value-type="time">
            <text:p>00:00:00</text:p>
          </table:table-cell>
          <table:table-cell table:style-name="ce19" table:formula="of:=[.D20]/([.D20]+[.E2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etap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21]-[.D21]" office:value-type="time" office:time-value="PT00H00M00S" calcext:value-type="time">
            <text:p>00:00:00</text:p>
          </table:table-cell>
          <table:table-cell table:style-name="ce19" table:formula="of:=[.D21]/([.D21]+[.E2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coureu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2]-[.D22]" office:value-type="time" office:time-value="PT00H00M00S" calcext:value-type="time">
            <text:p>00:00:00</text:p>
          </table:table-cell>
          <table:table-cell table:style-name="ce19" table:formula="of:=[.D22]/([.D22]+[.E2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ResutlatEta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3]-[.D23]" office:value-type="time" office:time-value="PT00H00M00S" calcext:value-type="time">
            <text:p>00:00:00</text:p>
          </table:table-cell>
          <table:table-cell table:style-name="ce19" table:formula="of:=[.D23]/([.D23]+[.E2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roller affectatio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24]/([.D24]+[.E2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affecta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table:formula="of:=[.C25]-[.D25]" office:value-type="time" office:time-value="-PT00H05M00S" calcext:value-type="time">
            <text:p>23:55:00</text:p>
          </table:table-cell>
          <table:table-cell table:style-name="ce19" table:formula="of:=[.D25]/([.D25]+[.E25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etatcountcoureu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table:formula="of:=[.C26]-[.D26]" office:value-type="time" office:time-value="-PT00H05M00S" calcext:value-type="time">
            <text:p>23:55:00</text:p>
          </table:table-cell>
          <table:table-cell table:style-name="ce19" table:formula="of:=[.D26]/([.D26]+[.E26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etat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7]-[.D27]" office:value-type="time" office:time-value="PT00H00M00S" calcext:value-type="time">
            <text:p>00:00:00</text:p>
          </table:table-cell>
          <table:table-cell table:style-name="ce19" table:formula="of:=[.D27]/([.D27]+[.E2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 submit affectation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4" table:formula="of:=[.C28]-[.D28]" office:value-type="time" office:time-value="PT00H00M00S" calcext:value-type="time">
            <text:p>00:00:00</text:p>
          </table:table-cell>
          <table:table-cell table:style-name="ce19" table:formula="of:=[.D28]/([.D28]+[.E2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acces </text:p>
          </table:table-cell>
          <table:table-cell office:value-type="string" calcext:value-type="string">
            <text:p>page etapes pour tou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9]-[.D29]" office:value-type="time" office:time-value="PT00H00M00S" calcext:value-type="time">
            <text:p>00:00:00</text:p>
          </table:table-cell>
          <table:table-cell table:style-name="ce19" table:formula="of:=[.D29]/([.D29]+[.E2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s ResultatEtapeComp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30]-[.H30]" office:value-type="time" office:time-value="PT00H03M19S" calcext:value-type="time">
            <text:p>00:03:19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0]/([.D30]+[.E30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6M41S" calcext:value-type="time">
            <text:p>00:06:4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page temps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1]-[.H31]" office:value-type="time" office:time-value="PT00H08M02S" calcext:value-type="time">
            <text:p>00:08:02</text:p>
          </table:table-cell>
          <table:table-cell table:style-name="ce14" table:formula="of:=[.C31]-[.D31]" office:value-type="time" office:time-value="-PT00H03M02S" calcext:value-type="time">
            <text:p>23:56:58</text:p>
          </table:table-cell>
          <table:table-cell table:style-name="ce19" table:formula="of:=[.D31]/([.D31]+[.E31])" office:value-type="percentage" office:value="1.60666666666667" calcext:value-type="percentage">
            <text:p>160,67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58S" calcext:value-type="time">
            <text:p>00:01:5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age temp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G32]-[.H32]" office:value-type="time" office:time-value="PT00H10M00S" calcext:value-type="time">
            <text:p>00:10:00</text:p>
          </table:table-cell>
          <table:table-cell table:style-name="ce14" table:formula="of:=[.C32]-[.D32]" office:value-type="time" office:time-value="PT00H00M00S" calcext:value-type="time">
            <text:p>00:00:00</text:p>
          </table:table-cell>
          <table:table-cell table:style-name="ce19" table:formula="of:=[.D32]/([.D32]+[.E32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submit temp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3]-[.H33]" office:value-type="time" office:time-value="PT00H12M53S" calcext:value-type="time">
            <text:p>00:12:53</text:p>
          </table:table-cell>
          <table:table-cell table:style-name="ce14" table:formula="of:=[.C33]-[.D33]" office:value-type="time" office:time-value="-PT00H07M53S" calcext:value-type="time">
            <text:p>23:52:07</text:p>
          </table:table-cell>
          <table:table-cell table:style-name="ce19" table:formula="of:=[.D33]/([.D33]+[.E33])" office:value-type="percentage" office:value="2.57666666666667" calcext:value-type="percentage">
            <text:p>257,67 %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07M07S" calcext:value-type="time">
            <text:p>00:07: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ssement Coureur</text:p>
          </table:table-cell>
          <table:table-cell office:value-type="string" calcext:value-type="string">
            <text:p>Views classement CR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table:formula="of:=[.G34]-[.H34]" office:value-type="time" office:time-value="PT00H09M34S" calcext:value-type="time">
            <text:p>00:09:34</text:p>
          </table:table-cell>
          <table:table-cell table:style-name="ce14" table:formula="of:=[.C34]-[.D34]" office:value-type="time" office:time-value="-PT00H01M34S" calcext:value-type="time">
            <text:p>23:58:26</text:p>
          </table:table-cell>
          <table:table-cell table:style-name="ce19" table:formula="of:=[.D34]/([.D34]+[.E34])" office:value-type="percentage" office:value="1.19583333333333" calcext:value-type="percentage">
            <text:p>119,58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0M26S" calcext:value-type="time">
            <text:p>00:00: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odel VclassementC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5]-[.G35]" office:value-type="time" office:time-value="PT00H02M11S" calcext:value-type="time">
            <text:p>00:02:11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5]/([.D35]+[.E35])" office:value-type="percentage" office:value="1" calcext:value-type="percentage">
            <text:p>100,00 %</text:p>
          </table:table-cell>
          <table:table-cell table:style-name="ce14" office:value-type="time" office:time-value="PT00H00M49S" calcext:value-type="time">
            <text:p>00:00:4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classement C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36]-[.D36]" office:value-type="time" office:time-value="PT00H00M00S" calcext:value-type="time">
            <text:p>00:00:00</text:p>
          </table:table-cell>
          <table:table-cell table:style-name="ce19" table:formula="of:=[.D36]/([.D36]+[.E36])" office:value-type="percentage" office:value="1" calcext:value-type="percentage">
            <text:p>100,00 %</text:p>
          </table:table-cell>
          <table:table-cell table:style-name="ce1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g classement C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2M00S" calcext:value-type="time">
            <text:p>00:12:00</text:p>
          </table:table-cell>
          <table:table-cell table:style-name="ce14" table:formula="of:=[.C37]-[.D37]" office:value-type="time" office:time-value="-PT00H02M00S" calcext:value-type="time">
            <text:p>23:58:00</text:p>
          </table:table-cell>
          <table:table-cell table:style-name="ce19" table:formula="of:=[.D37]/([.D37]+[.E37])" office:value-type="percentage" office:value="1.2" calcext:value-type="percentage">
            <text:p>120,00 %</text:p>
          </table:table-cell>
          <table:table-cell table:style-name="ce14" office:value-type="time" office:time-value="PT00H12M00S" calcext:value-type="time">
            <text:p>00:1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ment equipe</text:p>
          </table:table-cell>
          <table:table-cell office:value-type="string" calcext:value-type="string">
            <text:p>Views Classement EQ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C38]-[.D38]" office:value-type="time" office:time-value="-PT00H02M00S" calcext:value-type="time">
            <text:p>23:58:00</text:p>
          </table:table-cell>
          <table:table-cell table:style-name="ce19" table:formula="of:=[.D38]/([.D38]+[.E38])" office:value-type="percentage" office:value="1.25" calcext:value-type="percentage">
            <text:p>125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del VclassementEQ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9]-[.H39]" office:value-type="time" office:time-value="PT00H01M12S" calcext:value-type="time">
            <text:p>00:01:12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39]/([.D39]+[.E39])" office:value-type="percentage" office:value="1" calcext:value-type="percentage">
            <text:p>100,00 %</text:p>
          </table:table-cell>
          <table:table-cell/>
          <table:table-cell table:style-name="ce14" office:value-type="time" office:time-value="PT00H01M48S" calcext:value-type="time">
            <text:p>00:01:4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classement equi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40]-[.D40]" office:value-type="time" office:time-value="PT00H00M00S" calcext:value-type="time">
            <text:p>00:00:00</text:p>
          </table:table-cell>
          <table:table-cell table:style-name="ce19" table:formula="of:=[.D40]/([.D40]+[.E4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g classement EQ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1]/([.D41]+[.E4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table:style-name="ce10" table:number-columns-repeated="8"/>
          <table:table-cell table:number-columns-repeated="1016"/>
        </table:table-row>
        <table:table-row table:style-name="ro2">
          <table:table-cell table:number-columns-repeated="2" table:style-name="ce11" office:value-type="string" calcext:value-type="string">
            <text:p>Conception TODO</text:p>
          </table:table-cell>
          <table:table-cell table:style-name="ce15" office:value-type="time" office:time-value="PT00H30M00S" calcext:value-type="time">
            <text:p>00:30:00</text:p>
          </table:table-cell>
          <table:table-cell table:style-name="ce15" office:value-type="time" office:time-value="PT00H38M57S" calcext:value-type="time">
            <text:p>00:38:57</text:p>
          </table:table-cell>
          <table:table-cell table:style-name="ce18" table:formula="of:=[.C43]-[.D43]" office:value-type="time" office:time-value="-PT00H08M57S" calcext:value-type="time">
            <text:p>-00:08:57</text:p>
          </table:table-cell>
          <table:table-cell table:style-name="ce20" table:formula="of:=[.D43]/([.D43]+[.E43])" office:value-type="percentage" office:value="1.29833333333333" calcext:value-type="percentage">
            <text:p>129,83 %</text:p>
          </table:table-cell>
          <table:table-cell table:style-name="ce11" table:number-columns-repeated="1018"/>
        </table:table-row>
        <table:table-row table:style-name="ro3">
          <table:table-cell office:value-type="string" calcext:value-type="string">
            <text:p>Correction donnees J1</text:p>
          </table:table-cell>
          <table:table-cell office:value-type="string" calcext:value-type="string">
            <text:p>modif donnees point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42S" calcext:value-type="time">
            <text:p>00:03:42</text:p>
          </table:table-cell>
          <table:table-cell table:style-name="ce18" table:formula="of:=[.C44]-[.D44]" office:value-type="time" office:time-value="PT00H01M18S" calcext:value-type="time">
            <text:p>00:01:18</text:p>
          </table:table-cell>
          <table:table-cell table:style-name="ce20" table:formula="of:=[.D44]/([.D44]+[.E44])" office:value-type="percentage" office:value="0.74" calcext:value-type="percentage">
            <text:p>74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depart dans eta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1M28S" calcext:value-type="time">
            <text:p>00:01:28</text:p>
          </table:table-cell>
          <table:table-cell table:style-name="ce18" table:formula="of:=[.C45]-[.D45]" office:value-type="time" office:time-value="PT00H01M32S" calcext:value-type="time">
            <text:p>00:01:32</text:p>
          </table:table-cell>
          <table:table-cell table:style-name="ce20" table:formula="of:=[.D45]/([.D45]+[.E45])" office:value-type="percentage" office:value="0.488888888888889" calcext:value-type="percentage">
            <text:p>48,89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timestamp arrive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8" table:formula="of:=[.C46]-[.D46]" office:value-type="time" office:time-value="PT00H00M00S" calcext:value-type="time">
            <text:p>00:00:00</text:p>
          </table:table-cell>
          <table:table-cell table:style-name="ce20" table:formula="of:=[.D46]/([.D46]+[.E4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iew rest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49S" calcext:value-type="time">
            <text:p>00:00:49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office:value-type="string" calcext:value-type="string">
            <text:p>Correction affichage J1</text:p>
          </table:table-cell>
          <table:table-cell office:value-type="string" calcext:value-type="string">
            <text:p>modif view classement General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57S" calcext:value-type="time">
            <text:p>00:04:57</text:p>
          </table:table-cell>
          <table:table-cell table:style-name="ce18" table:formula="of:=[.C48]-[.D48]" office:value-type="time" office:time-value="PT00H00M03S" calcext:value-type="time">
            <text:p>00:00:03</text:p>
          </table:table-cell>
          <table:table-cell table:style-name="ce20" table:formula="of:=[.D48]/([.D48]+[.E48])" office:value-type="percentage" office:value="0.99" calcext:value-type="percentage">
            <text:p>99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affichage classement general avec lien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06S" calcext:value-type="time">
            <text:p>00:04:06</text:p>
          </table:table-cell>
          <table:table-cell table:style-name="ce18" table:formula="of:=[.C49]-[.D49]" office:value-type="time" office:time-value="PT00H00M54S" calcext:value-type="time">
            <text:p>00:00:54</text:p>
          </table:table-cell>
          <table:table-cell table:style-name="ce20" table:formula="of:=[.D49]/([.D49]+[.E49])" office:value-type="percentage" office:value="0.82" calcext:value-type="percentage">
            <text:p>82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T voir les details ( utilisation de l'ancien view)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24S" calcext:value-type="time">
            <text:p>00:01:24</text:p>
          </table:table-cell>
          <table:table-cell table:style-name="ce18" table:formula="of:=[.C50]-[.D50]" office:value-type="time" office:time-value="PT00H03M36S" calcext:value-type="time">
            <text:p>00:03:36</text:p>
          </table:table-cell>
          <table:table-cell table:style-name="ce20" table:formula="of:=[.D50]/([.D50]+[.E50])" office:value-type="percentage" office:value="0.28" calcext:value-type="percentage">
            <text:p>28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<text:s/>affichage detail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51]-[.D51]" office:value-type="time" office:time-value="PT00H09M00S" calcext:value-type="time">
            <text:p>00:09:00</text:p>
          </table:table-cell>
          <table:table-cell table:style-name="ce20" table:formula="of:=[.D51]/([.D51]+[.E51])" office:value-type="percentage" office:value="0.1" calcext:value-type="percentage">
            <text:p>10,00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ffichage 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8S" calcext:value-type="time">
            <text:p>00:01:08</text:p>
          </table:table-cell>
          <table:table-cell table:style-name="ce18" table:formula="of:=[.C53]-[.D53]" office:value-type="time" office:time-value="PT00H03M52S" calcext:value-type="time">
            <text:p>00:03:52</text:p>
          </table:table-cell>
          <table:table-cell table:style-name="ce20" table:formula="of:=[.D53]/([.D53]+[.E53])" office:value-type="percentage" office:value="0.226666666666667" calcext:value-type="percentage">
            <text:p>22,67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ffichage affectation timestamp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39M00S" calcext:value-type="time">
            <text:p>00:39:00</text:p>
          </table:table-cell>
          <table:table-cell table:style-name="ce18" table:formula="of:=[.C54]-[.D54]" office:value-type="time" office:time-value="-PT00H34M00S" calcext:value-type="time">
            <text:p>-00:34:00</text:p>
          </table:table-cell>
          <table:table-cell table:style-name="ce20" table:formula="of:=[.D54]/([.D54]+[.E54])" office:value-type="percentage" office:value="7.8" calcext:value-type="percentage">
            <text:p>780,00 %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COMPLETResultatEtape 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22S" calcext:value-type="time">
            <text:p>00:02:22</text:p>
          </table:table-cell>
          <table:table-cell table:style-name="ce18" table:formula="of:=[.C55]-[.D55]" office:value-type="time" office:time-value="PT00H00M38S" calcext:value-type="time">
            <text:p>00:00:38</text:p>
          </table:table-cell>
          <table:table-cell table:style-name="ce20" table:formula="of:=[.D55]/([.D55]+[.E55])" office:value-type="percentage" office:value="0.788888888888889" calcext:value-type="percentage">
            <text:p>78,89 %</text:p>
          </table:table-cell>
          <table:table-cell table:number-columns-repeated="1018"/>
        </table:table-row>
        <table:table-row table:style-name="ro2">
          <table:table-cell/>
          <table:table-cell table:style-name="ce1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 office:value-type="string" calcext:value-type="string">
            <text:p>Correction objet J1</text:p>
          </table:table-cell>
          <table:table-cell table:style-name="Default" office:value-type="string" calcext:value-type="string">
            <text:p>objet resultatetao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39S" calcext:value-type="time">
            <text:p>00:00:39</text:p>
          </table:table-cell>
          <table:table-cell table:style-name="ce18" table:formula="of:=[.C57]-[.D57]" office:value-type="time" office:time-value="PT00H04M21S" calcext:value-type="time">
            <text:p>00:04:21</text:p>
          </table:table-cell>
          <table:table-cell table:style-name="ce20" table:formula="of:=[.D57]/([.D57]+[.E57])" office:value-type="percentage" office:value="0.13" calcext:value-type="percentage">
            <text:p>13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etters arrive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12S" calcext:value-type="time">
            <text:p>00:03:12</text:p>
          </table:table-cell>
          <table:table-cell table:style-name="ce18" table:formula="of:=[.C58]-[.D58]" office:value-type="time" office:time-value="PT00H01M48S" calcext:value-type="time">
            <text:p>00:01:48</text:p>
          </table:table-cell>
          <table:table-cell table:style-name="ce20" table:formula="of:=[.D58]/([.D58]+[.E58])" office:value-type="percentage" office:value="0.64" calcext:value-type="percentage">
            <text:p>64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sultatcomple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59]-[.D59]" office:value-type="time" office:time-value="PT00H04M00S" calcext:value-type="time">
            <text:p>00:04:00</text:p>
          </table:table-cell>
          <table:table-cell table:style-name="ce20" table:formula="of:=[.D59]/([.D59]+[.E59])" office:value-type="percentage" office:value="0.2" calcext:value-type="percentage">
            <text:p>2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LASSEMENT G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9S" calcext:value-type="time">
            <text:p>00:01:09</text:p>
          </table:table-cell>
          <table:table-cell table:style-name="ce18" table:formula="of:=[.C60]-[.D60]" office:value-type="time" office:time-value="PT00H03M51S" calcext:value-type="time">
            <text:p>00:03:51</text:p>
          </table:table-cell>
          <table:table-cell table:style-name="ce20" table:formula="of:=[.D60]/([.D60]+[.E60])" office:value-type="percentage" office:value="0.23" calcext:value-type="percentage">
            <text:p>23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affectation admin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61]-[.D61]" office:value-type="time" office:time-value="PT00H04M00S" calcext:value-type="time">
            <text:p>00:04:00</text:p>
          </table:table-cell>
          <table:table-cell table:style-name="ce20" table:formula="of:=[.D61]/([.D61]+[.E61])" office:value-type="percentage" office:value="0.2" calcext:value-type="percentage">
            <text:p>2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classement general 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22S" calcext:value-type="time">
            <text:p>00:00:22</text:p>
          </table:table-cell>
          <table:table-cell table:style-name="ce18" table:formula="of:=[.C62]-[.D62]" office:value-type="time" office:time-value="PT00H04M38S" calcext:value-type="time">
            <text:p>00:04:38</text:p>
          </table:table-cell>
          <table:table-cell table:style-name="ce20" table:formula="of:=[.D62]/([.D62]+[.E62])" office:value-type="percentage" office:value="0.0733333333333333" calcext:value-type="percentage">
            <text:p>7,33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classement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44S" calcext:value-type="time">
            <text:p>00:05:44</text:p>
          </table:table-cell>
          <table:table-cell table:style-name="ce18" table:formula="of:=[.C63]-[.D63]" office:value-type="time" office:time-value="-PT00H00M44S" calcext:value-type="time">
            <text:p>-00:00:44</text:p>
          </table:table-cell>
          <table:table-cell table:style-name="ce20" table:formula="of:=[.D63]/([.D63]+[.E63])" office:value-type="percentage" office:value="1.14666666666667" calcext:value-type="percentage">
            <text:p>114,67 %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orrection donnees test et view ClassementEQ </text:p>
          </table:table-cell>
          <table:table-cell office:value-type="string" calcext:value-type="string">
            <text:p>insert script, view classementEQ avec p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2M25S" calcext:value-type="time">
            <text:p>00:22:25</text:p>
          </table:table-cell>
          <table:table-cell table:style-name="ce18" table:formula="of:=[.C64]-[.D64]" office:value-type="time" office:time-value="-PT00H12M25S" calcext:value-type="time">
            <text:p>-00:12:25</text:p>
          </table:table-cell>
          <table:table-cell table:style-name="ce20" table:formula="of:=[.D64]/([.D64]+[.E64])" office:value-type="percentage" office:value="2.24166666666667" calcext:value-type="percentage">
            <text:p>224,17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 modification</text:p>
          </table:table-cell>
          <table:table-cell office:value-type="string" calcext:value-type="string">
            <text:p>verification toutes les page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4M00S" calcext:value-type="time">
            <text:p>00:14:00</text:p>
          </table:table-cell>
          <table:table-cell table:style-name="ce18" table:formula="of:=[.C65]-[.D65]" office:value-type="time" office:time-value="-PT00H09M00S" calcext:value-type="time">
            <text:p>-00:09:00</text:p>
          </table:table-cell>
          <table:table-cell table:style-name="ce20" table:formula="of:=[.D65]/([.D65]+[.E65])" office:value-type="percentage" office:value="2.8" calcext:value-type="percentage">
            <text:p>28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ge importation</text:p>
          </table:table-cell>
          <table:table-cell office:value-type="string" calcext:value-type="string">
            <text:p>Etapes et Resultat 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4M14S" calcext:value-type="time">
            <text:p>00:04:14</text:p>
          </table:table-cell>
          <table:table-cell table:style-name="ce18" table:formula="of:=[.C66]-[.D66]" office:value-type="time" office:time-value="PT00H05M46S" calcext:value-type="time">
            <text:p>00:05:46</text:p>
          </table:table-cell>
          <table:table-cell table:style-name="ce20" table:formula="of:=[.D66]/([.D66]+[.E66])" office:value-type="percentage" office:value="0.423333333333333" calcext:value-type="percentage">
            <text:p>42,33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oin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67]-[.D67]" office:value-type="time" office:time-value="PT00H09M00S" calcext:value-type="time">
            <text:p>00:09:00</text:p>
          </table:table-cell>
          <table:table-cell table:style-name="ce20" table:formula="of:=[.D67]/([.D67]+[.E67])" office:value-type="percentage" office:value="0.1" calcext:value-type="percentage">
            <text:p>10,00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importation.importEtape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69]-[.D69]" office:value-type="time" office:time-value="PT00H05M00S" calcext:value-type="time">
            <text:p>00:05:00</text:p>
          </table:table-cell>
          <table:table-cell table:style-name="ce20" table:formula="of:=[.D69]/([.D69]+[.E6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CT importation.importResulat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70]-[.D70]" office:value-type="time" office:time-value="PT00H05M00S" calcext:value-type="time">
            <text:p>00:05:00</text:p>
          </table:table-cell>
          <table:table-cell table:style-name="ce20" table:formula="of:=[.D70]/([.D70]+[.E7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importation.importPoints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71]-[.D71]" office:value-type="time" office:time-value="PT00H05M00S" calcext:value-type="time">
            <text:p>00:05:00</text:p>
          </table:table-cell>
          <table:table-cell table:style-name="ce20" table:formula="of:=[.D71]/([.D71]+[.E7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D import</text:p>
          </table:table-cell>
          <table:table-cell table:style-name="ce14" office:value-type="time" office:time-value="PT00H15M00S" calcext:value-type="time">
            <text:p>00:15:00</text:p>
          </table:table-cell>
          <table:table-cell/>
          <table:table-cell table:style-name="ce18" table:formula="of:=[.C72]-[.D72]" office:value-type="time" office:time-value="PT00H15M00S" calcext:value-type="time">
            <text:p>00:15:00</text:p>
          </table:table-cell>
          <table:table-cell table:style-name="ce20" table:formula="of:=[.D72]/([.D72]+[.E7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requete import etape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73]-[.D73]" office:value-type="time" office:time-value="PT00H10M00S" calcext:value-type="time">
            <text:p>00:10:00</text:p>
          </table:table-cell>
          <table:table-cell table:style-name="ce20" table:formula="of:=[.D73]/([.D73]+[.E7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Preparation requete import <text:s/>resultat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74]-[.D74]" office:value-type="time" office:time-value="PT00H10M00S" calcext:value-type="time">
            <text:p>00:10:00</text:p>
          </table:table-cell>
          <table:table-cell table:style-name="ce20" table:formula="of:=[.D74]/([.D74]+[.E7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Preparation requete import points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75]-[.D75]" office:value-type="time" office:time-value="PT00H05M00S" calcext:value-type="time">
            <text:p>00:05:00</text:p>
          </table:table-cell>
          <table:table-cell table:style-name="ce20" table:formula="of:=[.D75]/([.D75]+[.E7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alisation import etape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76]-[.D76]" office:value-type="time" office:time-value="PT00H07M00S" calcext:value-type="time">
            <text:p>00:07:00</text:p>
          </table:table-cell>
          <table:table-cell table:style-name="ce20" table:formula="of:=[.D76]/([.D76]+[.E7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alisation import resu]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77]-[.D77]" office:value-type="time" office:time-value="PT00H07M00S" calcext:value-type="time">
            <text:p>00:07:00</text:p>
          </table:table-cell>
          <table:table-cell table:style-name="ce20" table:formula="of:=[.D77]/([.D77]+[.E7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nalisation import points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78]-[.D78]" office:value-type="time" office:time-value="PT00H07M00S" calcext:value-type="time">
            <text:p>00:07:00</text:p>
          </table:table-cell>
          <table:table-cell table:style-name="ce20" table:formula="of:=[.D78]/([.D78]+[.E7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ster les imports et correction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79]-[.D79]" office:value-type="time" office:time-value="PT00H10M00S" calcext:value-type="time">
            <text:p>00:10:00</text:p>
          </table:table-cell>
          <table:table-cell table:style-name="ce20" table:formula="of:=[.D79]/([.D79]+[.E7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ge home equipe</text:p>
          </table:table-cell>
          <table:table-cell office:value-type="string" calcext:value-type="string">
            <text:p>Page resultat etape Static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80]-[.D80]" office:value-type="time" office:time-value="PT00H10M00S" calcext:value-type="time">
            <text:p>00:10:00</text:p>
          </table:table-cell>
          <table:table-cell table:style-name="ce20" table:formula="of:=[.D80]/([.D80]+[.E8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Creation view resultat chrono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81]-[.D81]" office:value-type="time" office:time-value="PT00H10M00S" calcext:value-type="time">
            <text:p>00:10:00</text:p>
          </table:table-cell>
          <table:table-cell table:style-name="ce20" table:formula="of:=[.D81]/([.D81]+[.E8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direction ajouter coureur btn</text:p>
          </table:table-cell>
          <table:table-cell table:style-name="ce14" office:value-type="time" office:time-value="PT00H03M00S" calcext:value-type="time">
            <text:p>00:03:00</text:p>
          </table:table-cell>
          <table:table-cell/>
          <table:table-cell table:style-name="ce18" table:formula="of:=[.C82]-[.D82]" office:value-type="time" office:time-value="PT00H03M00S" calcext:value-type="time">
            <text:p>00:03:00</text:p>
          </table:table-cell>
          <table:table-cell table:style-name="ce20" table:formula="of:=[.D82]/([.D82]+[.E8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age gestion categorie ADMIN</text:p>
          </table:table-cell>
          <table:table-cell office:value-type="string" calcext:value-type="string">
            <text:p>Page bouton generer categorie</text:p>
          </table:table-cell>
          <table:table-cell table:style-name="ce14" office:value-type="time" office:time-value="PT00H03M00S" calcext:value-type="time">
            <text:p>00:03:00</text:p>
          </table:table-cell>
          <table:table-cell/>
          <table:table-cell table:style-name="ce18" table:formula="of:=[.C83]-[.D83]" office:value-type="time" office:time-value="PT00H03M00S" calcext:value-type="time">
            <text:p>00:03:00</text:p>
          </table:table-cell>
          <table:table-cell table:style-name="ce20" table:formula="of:=[.D83]/([.D83]+[.E8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T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84]-[.D84]" office:value-type="time" office:time-value="PT00H05M00S" calcext:value-type="time">
            <text:p>00:05:00</text:p>
          </table:table-cell>
          <table:table-cell table:style-name="ce20" table:formula="of:=[.D84]/([.D84]+[.E8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reation view CategorieAuto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85]-[.D85]" office:value-type="time" office:time-value="PT00H05M00S" calcext:value-type="time">
            <text:p>00:05:00</text:p>
          </table:table-cell>
          <table:table-cell table:style-name="ce20" table:formula="of:=[.D85]/([.D85]+[.E8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Script reinitialisation Categorie Coureur</text:p>
          </table:table-cell>
          <table:table-cell table:style-name="ce14" office:value-type="time" office:time-value="PT00H04M00S" calcext:value-type="time">
            <text:p>00:04:00</text:p>
          </table:table-cell>
          <table:table-cell/>
          <table:table-cell table:style-name="ce18" table:formula="of:=[.C86]-[.D86]" office:value-type="time" office:time-value="PT00H04M00S" calcext:value-type="time">
            <text:p>00:04:00</text:p>
          </table:table-cell>
          <table:table-cell table:style-name="ce20" table:formula="of:=[.D86]/([.D86]+[.E8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cript insert from select CategorieAuto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87]-[.D87]" office:value-type="time" office:time-value="PT00H05M00S" calcext:value-type="time">
            <text:p>00:05:00</text:p>
          </table:table-cell>
          <table:table-cell table:style-name="ce20" table:formula="of:=[.D87]/([.D87]+[.E8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age pour tous</text:p>
          </table:table-cell>
          <table:table-cell office:value-type="string" calcext:value-type="string">
            <text:p>view classement par categorie genre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88]-[.D88]" office:value-type="time" office:time-value="PT00H08M00S" calcext:value-type="time">
            <text:p>00:08:00</text:p>
          </table:table-cell>
          <table:table-cell table:style-name="ce20" table:formula="of:=[.D88]/([.D88]+[.E8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iew classement par categorie homme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89]-[.D89]" office:value-type="time" office:time-value="PT00H08M00S" calcext:value-type="time">
            <text:p>00:08:00</text:p>
          </table:table-cell>
          <table:table-cell table:style-name="ce20" table:formula="of:=[.D89]/([.D89]+[.E8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iew classement par categorie femme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90]-[.D90]" office:value-type="time" office:time-value="PT00H08M00S" calcext:value-type="time">
            <text:p>00:08:00</text:p>
          </table:table-cell>
          <table:table-cell table:style-name="ce20" table:formula="of:=[.D90]/([.D90]+[.E9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iew classement par categorie junior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91]-[.D91]" office:value-type="time" office:time-value="PT00H08M00S" calcext:value-type="time">
            <text:p>00:08:00</text:p>
          </table:table-cell>
          <table:table-cell table:style-name="ce20" table:formula="of:=[.D91]/([.D91]+[.E9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 table:number-rows-repeated="104848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 style:data-style-name="N2" text:time-value="07:32:14.95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3T10:42:53.197000000</dc:date>
    <meta:editing-duration>PT11H15M38S</meta:editing-duration>
    <meta:editing-cycles>120</meta:editing-cycles>
    <meta:generator>LibreOffice/7.2.4.1$Windows_X86_64 LibreOffice_project/27d75539669ac387bb498e35313b970b7fe9c4f9</meta:generator>
    <meta:document-statistic meta:table-count="1" meta:cell-count="456" meta:object-count="0"/>
  </office:meta>
</office:document-meta>
</file>